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471921" officeooo:paragraph-rsid="00471921" fo:background-color="#ffff00"/>
    </style:style>
    <style:style style:name="P10" style:family="paragraph" style:parent-style-name="Footnote">
      <style:text-properties officeooo:rsid="002a558d" officeooo:paragraph-rsid="002a558d"/>
    </style:style>
    <style:style style:name="P11" style:family="paragraph" style:parent-style-name="Footnote">
      <style:text-properties officeooo:rsid="002f1c69" officeooo:paragraph-rsid="002f1c69"/>
    </style:style>
    <style:style style:name="P12" style:family="paragraph" style:parent-style-name="Footnote">
      <style:text-properties officeooo:rsid="00362764" officeooo:paragraph-rsid="00362764"/>
    </style:style>
    <style:style style:name="P13" style:family="paragraph" style:parent-style-name="Footnote">
      <style:text-properties officeooo:rsid="00362764" officeooo:paragraph-rsid="0036542d"/>
    </style:style>
    <style:style style:name="P14" style:family="paragraph" style:parent-style-name="Footnote">
      <style:text-properties officeooo:rsid="00251827" officeooo:paragraph-rsid="00251827"/>
    </style:style>
    <style:style style:name="P15" style:family="paragraph" style:parent-style-name="Footnote">
      <style:paragraph-properties fo:text-align="justify" style:justify-single-word="false"/>
      <style:text-properties officeooo:paragraph-rsid="003f1acc"/>
    </style:style>
    <style:style style:name="P16" style:family="paragraph" style:parent-style-name="Footnote">
      <style:text-properties style:text-underline-style="solid" style:text-underline-width="auto" style:text-underline-color="font-color" officeooo:rsid="00288181" officeooo:paragraph-rsid="00288181" fo:background-color="#ffff00"/>
    </style:style>
    <style:style style:name="P17" style:family="paragraph" style:parent-style-name="Footnote">
      <style:text-properties fo:font-style="normal" officeooo:rsid="00232c35" officeooo:paragraph-rsid="00214750" style:font-style-asian="normal" style:font-style-complex="normal"/>
    </style:style>
    <style:style style:name="P18" style:family="paragraph" style:parent-style-name="Footnote">
      <style:text-properties fo:font-style="normal" officeooo:rsid="00251827" officeooo:paragraph-rsid="00251827" style:font-style-asian="normal" style:font-style-complex="normal"/>
    </style:style>
    <style:style style:name="P19" style:family="paragraph" style:parent-style-name="Footnote">
      <style:text-properties fo:font-style="normal" officeooo:rsid="00270e16" officeooo:paragraph-rsid="00270e16" style:font-style-asian="normal" style:font-style-complex="normal"/>
    </style:style>
    <style:style style:name="P20" style:family="paragraph" style:parent-style-name="Footnote">
      <style:text-properties fo:font-style="normal" officeooo:rsid="002a558d" officeooo:paragraph-rsid="002a558d" style:font-style-asian="normal" style:font-style-complex="normal"/>
    </style:style>
    <style:style style:name="P21" style:family="paragraph" style:parent-style-name="Footnote">
      <style:text-properties fo:font-style="normal" officeooo:rsid="00217ef5" style:font-style-asian="normal" style:font-style-complex="normal"/>
    </style:style>
    <style:style style:name="P22" style:family="paragraph" style:parent-style-name="Footnote">
      <style:text-properties fo:font-style="normal" officeooo:rsid="00217ef5" officeooo:paragraph-rsid="00329f34" style:font-style-asian="normal" style:font-style-complex="normal"/>
    </style:style>
    <style:style style:name="P23" style:family="paragraph" style:parent-style-name="Footnote">
      <style:text-properties fo:font-style="normal" officeooo:rsid="0034a394" officeooo:paragraph-rsid="00412184"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officeooo:paragraph-rsid="004df9d6"/>
    </style:style>
    <style:style style:name="P26" style:family="paragraph" style:parent-style-name="Footnote">
      <style:text-properties fo:font-style="italic" officeooo:rsid="005ab99e" officeooo:paragraph-rsid="005ab99e"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3"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4"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style:font-name="Liberation Serif" fo:font-size="12pt" officeooo:rsid="006906d1" officeooo:paragraph-rsid="006906d1" fo:background-color="#ffff00" style:font-size-asian="12pt" style:font-size-complex="12pt"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8"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9"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50"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51"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52"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53"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70"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74"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75"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77"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84" style:family="paragraph" style:parent-style-name="Footnote">
      <style:text-properties officeooo:rsid="0050ccb8" officeooo:paragraph-rsid="0050ccb8"/>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4f3f46" style:font-style-asian="normal" style:font-style-complex="normal"/>
    </style:style>
    <style:style style:name="T27" style:family="text">
      <style:text-properties fo:font-style="normal" officeooo:rsid="006bf7c5" style:font-style-asian="normal" style:font-style-complex="normal"/>
    </style:style>
    <style:style style:name="T28" style:family="text">
      <style:text-properties fo:font-style="normal" officeooo:rsid="002a4d94" fo:background-color="transparent" loext:char-shading-value="0" style:font-style-asian="normal" style:font-style-complex="normal"/>
    </style:style>
    <style:style style:name="T29" style:family="text">
      <style:text-properties fo:font-style="normal" fo:background-color="#ffff00" loext:char-shading-value="0" style:font-style-asian="normal" style:font-style-complex="normal"/>
    </style:style>
    <style:style style:name="T30" style:family="text">
      <style:text-properties fo:font-style="normal" officeooo:rsid="0034a394" fo:background-color="#ffff00" loext:char-shading-value="0" style:font-style-asian="normal" style:font-style-complex="normal"/>
    </style:style>
    <style:style style:name="T31" style:family="text">
      <style:text-properties fo:font-style="normal" style:font-size-asian="10.5pt" style:font-style-asian="normal" style:font-weight-asian="normal" style:font-style-complex="normal"/>
    </style:style>
    <style:style style:name="T32" style:family="text">
      <style:text-properties fo:font-style="normal" officeooo:rsid="002723f8" style:font-size-asian="10.5pt" style:font-style-asian="normal" style:font-weight-asian="normal" style:font-style-complex="normal"/>
    </style:style>
    <style:style style:name="T33" style:family="text">
      <style:text-properties fo:font-style="normal" officeooo:rsid="004df9d6" style:font-size-asian="10.5pt" style:font-style-asian="normal" style:font-weight-asian="normal" style:font-style-complex="normal"/>
    </style:style>
    <style:style style:name="T34" style:family="text">
      <style:text-properties fo:font-style="normal" officeooo:rsid="006906d1" style:font-size-asian="10.5pt" style:font-style-asian="normal" style:font-weight-asian="normal" style:font-style-complex="normal"/>
    </style:style>
    <style:style style:name="T35" style:family="text">
      <style:text-properties fo:font-style="normal" fo:font-weight="normal" officeooo:rsid="002723f8" style:font-size-asian="10.5pt" style:font-style-asian="normal" style:font-weight-asian="normal" style:font-style-complex="normal" style:font-weight-complex="normal"/>
    </style:style>
    <style:style style:name="T36" style:family="text">
      <style:text-properties fo:font-style="normal" fo:font-weight="normal" officeooo:rsid="004df9d6" style:font-size-asian="10.5pt" style:font-style-asian="normal" style:font-weight-asian="normal" style:font-style-complex="normal" style:font-weight-complex="normal"/>
    </style:style>
    <style:style style:name="T37" style:family="text">
      <style:text-properties fo:font-style="italic" style:font-style-asian="italic" style:font-style-complex="italic"/>
    </style:style>
    <style:style style:name="T38" style:family="text">
      <style:text-properties fo:font-style="italic" officeooo:rsid="0020979f" style:font-style-asian="italic" style:font-style-complex="italic"/>
    </style:style>
    <style:style style:name="T39" style:family="text">
      <style:text-properties fo:font-style="italic" officeooo:rsid="002b894e" style:font-style-asian="italic" style:font-style-complex="italic"/>
    </style:style>
    <style:style style:name="T40" style:family="text">
      <style:text-properties fo:font-style="italic" officeooo:rsid="002cd32e" style:font-style-asian="italic" style:font-style-complex="italic"/>
    </style:style>
    <style:style style:name="T41" style:family="text">
      <style:text-properties fo:font-style="italic" officeooo:rsid="002de820" style:font-style-asian="italic" style:font-style-complex="italic"/>
    </style:style>
    <style:style style:name="T42" style:family="text">
      <style:text-properties fo:font-style="italic" officeooo:rsid="002a4d94" style:font-style-asian="italic" style:font-style-complex="italic"/>
    </style:style>
    <style:style style:name="T43" style:family="text">
      <style:text-properties fo:font-style="italic" officeooo:rsid="002a558d" style:font-style-asian="italic" style:font-style-complex="italic"/>
    </style:style>
    <style:style style:name="T44" style:family="text">
      <style:text-properties fo:font-style="italic" officeooo:rsid="00362764" style:font-style-asian="italic" style:font-style-complex="italic"/>
    </style:style>
    <style:style style:name="T45" style:family="text">
      <style:text-properties fo:font-style="italic" officeooo:rsid="003f1acc" style:font-style-asian="italic" style:font-style-complex="italic"/>
    </style:style>
    <style:style style:name="T46" style:family="text">
      <style:text-properties fo:font-style="italic" officeooo:rsid="004066a9" style:font-style-asian="italic" style:font-style-complex="italic"/>
    </style:style>
    <style:style style:name="T47" style:family="text">
      <style:text-properties fo:font-style="italic" officeooo:rsid="004466f8" style:font-style-asian="italic" style:font-style-complex="italic"/>
    </style:style>
    <style:style style:name="T48" style:family="text">
      <style:text-properties fo:font-style="italic" officeooo:rsid="0045e8fa" style:font-style-asian="italic" style:font-style-complex="italic"/>
    </style:style>
    <style:style style:name="T49" style:family="text">
      <style:text-properties fo:font-style="italic" officeooo:rsid="00471921" style:font-style-asian="italic" style:font-style-complex="italic"/>
    </style:style>
    <style:style style:name="T50" style:family="text">
      <style:text-properties fo:font-style="italic" officeooo:rsid="0047a7c1" style:font-style-asian="italic" style:font-style-complex="italic"/>
    </style:style>
    <style:style style:name="T51" style:family="text">
      <style:text-properties fo:font-style="italic" officeooo:rsid="00481f43" style:font-style-asian="italic" style:font-style-complex="italic"/>
    </style:style>
    <style:style style:name="T52" style:family="text">
      <style:text-properties fo:font-style="italic" officeooo:rsid="004df9d6" style:font-style-asian="italic" style:font-style-complex="italic"/>
    </style:style>
    <style:style style:name="T53" style:family="text">
      <style:text-properties fo:font-style="italic" officeooo:rsid="004f3f46" style:font-style-asian="italic" style:font-style-complex="italic"/>
    </style:style>
    <style:style style:name="T54" style:family="text">
      <style:text-properties fo:font-style="italic" officeooo:rsid="005f2820" style:font-style-asian="italic" style:font-style-complex="italic"/>
    </style:style>
    <style:style style:name="T55" style:family="text">
      <style:text-properties fo:font-style="italic" officeooo:rsid="00611a14" style:font-style-asian="italic" style:font-style-complex="italic"/>
    </style:style>
    <style:style style:name="T56" style:family="text">
      <style:text-properties fo:font-style="italic" officeooo:rsid="00214ca2" style:font-style-asian="italic" style:font-style-complex="italic"/>
    </style:style>
    <style:style style:name="T57" style:family="text">
      <style:text-properties fo:font-style="italic" officeooo:rsid="006bf7c5" style:font-style-asian="italic" style:font-style-complex="italic"/>
    </style:style>
    <style:style style:name="T58" style:family="text">
      <style:text-properties fo:font-style="italic" fo:font-weight="normal" officeooo:rsid="002723f8" style:font-size-asian="10.5pt" style:font-style-asian="italic" style:font-weight-asian="normal" style:font-style-complex="italic" style:font-weight-complex="normal"/>
    </style:style>
    <style:style style:name="T59" style:family="text">
      <style:text-properties officeooo:rsid="0020979f"/>
    </style:style>
    <style:style style:name="T60" style:family="text">
      <style:text-properties officeooo:rsid="00214ca2"/>
    </style:style>
    <style:style style:name="T61" style:family="text">
      <style:text-properties officeooo:rsid="0025a322"/>
    </style:style>
    <style:style style:name="T62" style:family="text">
      <style:text-properties fo:language="fr" fo:country="FR" officeooo:rsid="0028a48f" style:language-asian="zxx" style:country-asian="none" style:language-complex="zxx" style:country-complex="none"/>
    </style:style>
    <style:style style:name="T63" style:family="text">
      <style:text-properties fo:language="fr" fo:country="FR" officeooo:rsid="0026bf85" style:language-asian="zxx" style:country-asian="none" style:language-complex="zxx" style:country-complex="none"/>
    </style:style>
    <style:style style:name="T64" style:family="text">
      <style:text-properties fo:language="fr" fo:country="FR" officeooo:rsid="0028ae63" style:language-asian="zxx" style:country-asian="none" style:language-complex="zxx" style:country-complex="none"/>
    </style:style>
    <style:style style:name="T65"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66" style:family="text">
      <style:text-properties officeooo:rsid="002b894e"/>
    </style:style>
    <style:style style:name="T67" style:family="text">
      <style:text-properties officeooo:rsid="00288181"/>
    </style:style>
    <style:style style:name="T68" style:family="text">
      <style:text-properties style:font-name="Liberation Serif" fo:font-size="12pt" style:font-size-asian="12pt" style:font-size-complex="12pt"/>
    </style:style>
    <style:style style:name="T69" style:family="text">
      <style:text-properties style:font-name="Liberation Serif" fo:font-size="12pt" officeooo:rsid="002ded39" style:font-size-asian="12pt" style:font-size-complex="12pt"/>
    </style:style>
    <style:style style:name="T70" style:family="text">
      <style:text-properties style:font-name="Liberation Serif" fo:font-size="12pt" officeooo:rsid="002f1c69" style:font-size-asian="12pt" style:font-size-complex="12pt"/>
    </style:style>
    <style:style style:name="T71" style:family="text">
      <style:text-properties style:font-name="Liberation Serif" fo:font-size="12pt" officeooo:rsid="00310ba1" style:font-size-asian="12pt" style:font-size-complex="12pt"/>
    </style:style>
    <style:style style:name="T72" style:family="text">
      <style:text-properties style:font-name="Liberation Serif" fo:font-size="12pt" officeooo:rsid="003139fc" style:font-size-asian="12pt" style:font-size-complex="12pt"/>
    </style:style>
    <style:style style:name="T73" style:family="text">
      <style:text-properties style:font-name="Liberation Serif" fo:font-size="12pt" officeooo:rsid="0031d46c" style:font-size-asian="12pt" style:font-size-complex="12pt"/>
    </style:style>
    <style:style style:name="T74" style:family="text">
      <style:text-properties style:font-name="Liberation Serif" fo:font-size="12pt" officeooo:rsid="0034a394" style:font-size-asian="12pt" style:font-size-complex="12pt"/>
    </style:style>
    <style:style style:name="T75" style:family="text">
      <style:text-properties style:font-name="Liberation Serif" fo:font-size="12pt" officeooo:rsid="004ce802" style:font-size-asian="12pt" style:font-size-complex="12pt"/>
    </style:style>
    <style:style style:name="T76" style:family="text">
      <style:text-properties style:font-name="Liberation Serif" fo:font-size="12pt" fo:font-style="normal" officeooo:rsid="002007c6" style:font-size-asian="12pt" style:font-style-asian="normal" style:font-size-complex="12pt" style:font-style-complex="normal"/>
    </style:style>
    <style:style style:name="T77" style:family="text">
      <style:text-properties style:font-name="Liberation Serif" fo:font-size="12pt" fo:font-style="normal" officeooo:rsid="002f1c69" style:font-size-asian="12pt" style:font-style-asian="normal" style:font-size-complex="12pt" style:font-style-complex="normal"/>
    </style:style>
    <style:style style:name="T78" style:family="text">
      <style:text-properties style:font-name="Liberation Serif" fo:font-size="12pt" fo:font-style="normal" officeooo:rsid="004ce802" style:font-size-asian="12pt" style:font-style-asian="normal" style:font-size-complex="12pt" style:font-style-complex="normal"/>
    </style:style>
    <style:style style:name="T79" style:family="text">
      <style:text-properties style:font-name="Liberation Serif" fo:font-size="12pt" fo:font-style="italic" officeooo:rsid="004ce802" style:font-size-asian="12pt" style:font-style-asian="italic" style:font-size-complex="12pt" style:font-style-complex="italic"/>
    </style:style>
    <style:style style:name="T80" style:family="text">
      <style:text-properties officeooo:rsid="002a558d"/>
    </style:style>
    <style:style style:name="T81" style:family="text">
      <style:text-properties officeooo:rsid="0031d46c"/>
    </style:style>
    <style:style style:name="T82" style:family="text">
      <style:text-properties officeooo:rsid="0034a394"/>
    </style:style>
    <style:style style:name="T83" style:family="text">
      <style:text-properties officeooo:rsid="00384a38"/>
    </style:style>
    <style:style style:name="T84" style:family="text">
      <style:text-properties fo:background-color="#ffff00" loext:char-shading-value="0"/>
    </style:style>
    <style:style style:name="T85" style:family="text">
      <style:text-properties officeooo:rsid="004466f8" fo:background-color="#ffff00" loext:char-shading-value="0"/>
    </style:style>
    <style:style style:name="T86" style:family="text">
      <style:text-properties officeooo:rsid="00471921" fo:background-color="#ffff00" loext:char-shading-value="0"/>
    </style:style>
    <style:style style:name="T87" style:family="text">
      <style:text-properties officeooo:rsid="003f1acc"/>
    </style:style>
    <style:style style:name="T88" style:family="text">
      <style:text-properties officeooo:rsid="004066a9"/>
    </style:style>
    <style:style style:name="T89" style:family="text">
      <style:text-properties officeooo:rsid="00412184"/>
    </style:style>
    <style:style style:name="T90" style:family="text">
      <style:text-properties officeooo:rsid="004466f8"/>
    </style:style>
    <style:style style:name="T91" style:family="text">
      <style:text-properties officeooo:rsid="00471921"/>
    </style:style>
    <style:style style:name="T92" style:family="text">
      <style:text-properties officeooo:rsid="0047a7c1"/>
    </style:style>
    <style:style style:name="T93" style:family="text">
      <style:text-properties officeooo:rsid="0048114f"/>
    </style:style>
    <style:style style:name="T94" style:family="text">
      <style:text-properties officeooo:rsid="00481f43"/>
    </style:style>
    <style:style style:name="T95" style:family="text">
      <style:text-properties officeooo:rsid="004a144c"/>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5570a4" style:font-weight-asian="bold" style:font-weight-complex="bold"/>
    </style:style>
    <style:style style:name="T98" style:family="text">
      <style:text-properties officeooo:rsid="004d546d"/>
    </style:style>
    <style:style style:name="T99" style:family="text">
      <style:text-properties officeooo:rsid="004df9d6"/>
    </style:style>
    <style:style style:name="T100" style:family="text">
      <style:text-properties officeooo:rsid="00539c9d"/>
    </style:style>
    <style:style style:name="T101" style:family="text">
      <style:text-properties officeooo:rsid="005570a4"/>
    </style:style>
    <style:style style:name="T102" style:family="text">
      <style:text-properties officeooo:rsid="00585143"/>
    </style:style>
    <style:style style:name="T103" style:family="text">
      <style:text-properties officeooo:rsid="005a05fd"/>
    </style:style>
    <style:style style:name="T104" style:family="text">
      <style:text-properties officeooo:rsid="005c5a84"/>
    </style:style>
    <style:style style:name="T105" style:family="text">
      <style:text-properties officeooo:rsid="005dc674"/>
    </style:style>
    <style:style style:name="T106" style:family="text">
      <style:text-properties officeooo:rsid="005f2820"/>
    </style:style>
    <style:style style:name="T107" style:family="text">
      <style:text-properties officeooo:rsid="00671154"/>
    </style:style>
    <style:style style:name="T108" style:family="text">
      <style:text-properties officeooo:rsid="006906d1"/>
    </style:style>
    <style:style style:name="T109" style:family="text">
      <style:text-properties officeooo:rsid="0069a53d"/>
    </style:style>
    <style:style style:name="T110" style:family="text">
      <style:text-properties officeooo:rsid="006a0ed5"/>
    </style:style>
    <style:style style:name="T111" style:family="text">
      <style:text-properties officeooo:rsid="006bf7c5"/>
    </style:style>
    <style:style style:name="T112" style:family="text">
      <style:text-properties officeooo:rsid="006d19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59">plusieurs</text:span> crises d'extinction d<text:span text:style-name="T107">'</text:span>espèces. Il y a deux cent cinquante <text:span text:style-name="T59">millions</text:span> d'années, par exemple, la crise du <text:span text:style-name="T60">P</text:span>ermien a entraîné la disparition de 50 % des espèces animal<text:span text:style-name="T60">es</text:span> terrestre et <text:s/><text:span text:style-name="T60">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80">super volcan</text:span> ; 4/ l'extinction à la jonction trias-jurassique, il y a 215 mA ; 5/ l'extinction de la fin du mésozoïque, il y a 65,5 mA. François RAMADE, dans <text:span text:style-name="T37">Le Grand Massacre. L’avenir des espèces vivantes</text:span><text:span text:style-name="T1">, (cité In., Laurent TESTOT, « Les crises écologiques », </text:span><text:span text:style-name="T37">Sciences Humaines</text:span><text:span text:style-name="T1">, </text:span><text:span text:style-name="T5">numéro spécial, n°247, avril 2013.</text:span></text:p><text:p text:style-name="P17"/></text:note-body></text:note>. <text:span text:style-name="T59">Le </text:span><text:span text:style-name="T38">Rapport de l'évaluation des écosystèmes pour le millénaire,</text:span><text:span text:style-name="T59"> remis au secrétaire général de l'Organisation des Nations Unis (ONU) en 2005 établit qu'une nouvelle crise d'extinction est en cours du fait des activités humaines</text:span><text:span text:style-name="T59"><text:note text:id="ftn3" text:note-class="footnote"><text:note-citation>3</text:note-citation><text:note-body><text:p text:style-name="P4">Millennium Ecosystem Assessment, <text:span text:style-name="T37">Ecosystems and Human Well-being: Biodiversity Synthesis,</text:span> World Resources Institute, Washington, DC. <text:s/>2005, p. 2</text:p><text:p text:style-name="P29"/></text:note-body></text:note></text:span><text:span text:style-name="T59">. C'est la première crise d'extinction d’origine anthropique. Une différence majeure apparaît par rapport aux crises précédentes : le rythme d'extinction des espèces est <text:s/>cent fois plus rapide que le rythme d'extinction naturel</text:span><text:span text:style-name="T59"><text:note text:id="ftn4" text:note-class="footnote"><text:note-citation>4</text:note-citation><text:note-body><text:p text:style-name="P4">Millennium Ecosystem Assessment, <text:span text:style-name="T37">Ecosystems and Human Well-being: Biodiversity Synthesis,</text:span> Op. Cit., p. 44</text:p></text:note-body></text:note></text:span><text:span text:style-name="T59">. L'espèce humaine, par son activité serait devenue une force géologique capable de modifier l'état de la faune et de la flore. L'anthropocène aurait succédé à l'holocène</text:span><text:span text:style-name="T59"><text:note text:id="ftn5" text:note-class="footnote"><text:note-citation>5</text:note-citation><text:note-body><text:p text:style-name="P14">La thèse selon laquelle, la Terre serait entrée dans une nouvelle époque géologique depuis la révolution industrielle, l'anthropocène, développée par Christophe BONNEUIL et Jean Baptiste FRESSOZ dans <text:span text:style-name="T37">L'évènement Anthropocène. La terre, l'histoire et nous</text:span><text:span text:style-name="T1"> (Seuil, 2013, Paris, 320 p.).</text:span></text:p><text:p text:style-name="P18"/></text:note-body></text:note></text:span><text:span text:style-name="T59">.</text:span></text:p>
      <text:p text:style-name="P39"><text:tab/><text:span text:style-name="T60">La </text:span><text:span text:style-name="T56">maitrise</text:span><text:span text:style-name="T60"> humaine sur l'environnement</text:span><text:span text:style-name="T60"><text:note text:id="ftn6" text:note-class="footnote"><text:note-citation>6</text:note-citation><text:note-body><text:p text:style-name="P15"><text:span text:style-name="T87">Nous empruntons l'expression « maitrise de la nature » à la formule de René DESCARTES : </text:span>« <text:span text:style-name="T45">[...]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87"> ». René DESCARTES, </text:span><text:span text:style-name="T45">Discours de la méthode</text:span><text:span text:style-name="T87">, 6e partie, Bibliothèque de la Pléiade, Éd. Gallimard, 1966, p. 168.</text:span></text:p></text:note-body></text:note></text:span><text:span text:style-name="T60">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Ainsi, le produit intérieur brut (PIB) mondial en parité de pouvoir d'achat de 1870 est estimé à 1 101 369 millions de dollars. Il s’élève en 2010 à 74 004 249 millions de dollars. Le niveau de richesse mondial a été donc été multiplié par plus de soixante dix</text:span><text:span text:style-name="T60"><text:note text:id="ftn7" text:note-class="footnote"><text:note-citation>7</text:note-citation><text:note-body><text:p text:style-name="P28">Angus MADDISON, <text:span text:style-name="T37">L'Économie mondiale : une perspective millénaire</text:span>, éd. OCDE, Paris, 400 p.</text:p><text:p text:style-name="P28"/></text:note-body></text:note></text:span><text:span text:style-name="T60">. Dans le même temps, la population mondiale a été multiplié par sept</text:span><text:span text:style-name="T60"><text:note text:id="ftn8" text:note-class="footnote"><text:note-citation>8</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60">.</text:span></text:p>
      <text:p text:style-name="P47"><text:tab/><text:span text:style-name="T87">La dite maîtrise n'est cependant pas totale, et les relations entre l'Homme et la Nature apparaissent davantage comme étant dialectiques. En plus, des impacts accidentels symbolisés par des </text:span><text:soft-page-break/><text:span text:style-name="T87">catastrophes dites industrielles</text:span><text:span text:style-name="T87"><text:note text:id="ftn9" text:note-class="footnote"><text:note-citation>9</text:note-citation><text:note-body><text:p text:style-name="P5">Pour un éclairage sur la notion de catastrophe, voir, Jean-Pierre DUPUY, <text:span text:style-name="T37">Petite métaphysique des tsunamis</text:span><text:span text:style-name="T1">, <text:s/>Seuil, 2005, Paris, 106 p.</text:span></text:p><text:p text:style-name="P19"/></text:note-body></text:note></text:span><text:span text:style-name="T87">,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40"><text:tab/><text:span text:style-name="T61">Si la structure économique moderne, basée sur la production et la consommation sans cesse croissante de biens et de services n'est pas soutenable dans le cadre fini de la planète Terre</text:span><text:span text:style-name="T61"><text:note text:id="ftn10" text:note-class="footnote"><text:note-citation>10</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37">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67">est la surface nécessaire à la satisfaction des besoins d'un groupe d'individus. Il faudrait plus de deux planètes si l'ensemble de la population humaine vivait comme les français.</text:span></text:p><text:p text:style-name="P5"/></text:note-body></text:note></text:span><text:span text:style-name="T61">, la Nature est indispensable à la vie humaine terrestre, en ce qu'elle concourt à des « services écosystémiques ». C'est ce que pointe dès</text:span><text:span text:style-name="T62"> 1972, l</text:span><text:span text:style-name="T63">e rapport </text:span><text:span text:style-name="T65">The limits to growth - Halte à la croissance ?</text:span><text:span text:style-name="T63"> </text:span><text:span text:style-name="T62">publié </text:span><text:span text:style-name="T64">sous la direction de Dennis MEADOWS, </text:span><text:span text:style-name="T62">par le Club de Rome. </text:span><text:span text:style-name="T61">Les services écosystémiques désignent les bénéfices obtenus par l'homme, qui sont produits par des interactions au sein de l'écosystème</text:span><text:span text:style-name="T61"><text:note text:id="ftn11" text:note-class="footnote"><text:note-citation>11</text:note-citation><text:note-body><text:p text:style-name="P30"><text:span text:style-name="T84">Opoprtunities and challenges for business and Industry, p.</text:span> 3</text:p><text:p text:style-name="P30"/></text:note-body></text:note></text:span><text:span text:style-name="T61">. Une foret, une prairie, une mangrove fournissent des services différents qui permettent le bien-être culturel, spirituel, social, récréatif, sanitaire ou économique.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span></text:p>
      <text:p text:style-name="P35"><text:tab/>Il apparaît, par conséquent, qu<text:span text:style-name="T108">'une solution pour protéger des </text:span>écosystèmes, <text:span text:style-name="T88">qui sont mal pris en compte dans le système économique marchand actuel</text:span><text:span text:style-name="T88"><text:note text:id="ftn12" text:note-class="footnote"><text:note-citation>12</text:note-citation><text:note-body><text:p text:style-name="P16">PIGOU</text:p></text:note-body></text:note></text:span><text:span text:style-name="T88">,</text:span> <text:span text:style-name="T108">réside dans les mécanismes d'évitement ou de prévention des impacts, ou à défaut par des mesures compensatoires</text:span>. <text:span text:style-name="T66">C'est ce que souligne en 1987 le rapport </text:span><text:span text:style-name="T39">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9">soutenable</text:span><text:span text:style-name="T3"> ou </text:span><text:span text:style-name="T39">durable</text:span><text:span text:style-name="T3">. </text:span><text:span text:style-name="T2">Un </text:span><text:span text:style-name="T6">tel développement</text:span><text:span text:style-name="T2"> « </text:span><text:span text:style-name="T40">répond</text:span><text:span text:style-name="T42">[rait]</text:span><text:span text:style-name="T40">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8">, nota</text:span><text:span text:style-name="T6">mment, sur des mécanismes « </text:span><text:span text:style-name="T46">encourageant</text:span><text:span text:style-name="T42"> les entreprises à investir dans des mesures préventives, curatives ou compensatoire</text:span><text:span text:style-name="T43">s</text:span><text:span text:style-name="T6"> »</text:span><text:span text:style-name="T6"><text:note text:id="ftn14" text:note-class="footnote"><text:note-citation>14</text:note-citation><text:note-body><text:p text:style-name="P8">Rapport Brundtmand, p. 179.</text:p></text:note-body></text:note></text:span><text:span text:style-name="T6">. </text:span></text:p>
      <text:p text:style-name="P35"><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41">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0">Serge LATOUCHE, « Pour une société de décroissance », <text:span text:style-name="T37">Le Monde Diplomatique</text:span><text:span text:style-name="T1">, novembre 2003.</text:span></text:p><text:p text:style-name="P20"/></text:note-body></text:note></text:span><text:span text:style-name="T4">.</text:span></text:p>
      <text:p text:style-name="P36"><text:tab/><text:span text:style-name="T80">Les mesures d'évitement, de réduction, et de compensation environnementales présentées dans le « rapport Brundtland » comme des solutions permettant la préservation des écosystèmes face aux activités humaines existent dans de nombreux pays. Elles doivent permettre que la construction d'infrastructures ne se fasse pas à la charge de ressources naturelles.</text:span></text:p>
      <text:p text:style-name="P41">EXPLICATION : </text:p>
      <text:p text:style-name="P41">- ÉVITER</text:p>
      <text:p text:style-name="P41">- RÉDUIRE</text:p>
      <text:p text:style-name="P41">- COMPENSER</text:p>
      <text:p text:style-name="P36"/>
      <text:p text:style-name="P59"><text:span text:style-name="T97">A</text:span><text:span text:style-name="T96">. Approche comparative</text:span></text:p>
      <text:p text:style-name="P59"><text:tab/>Le Commissariat au développement durable a publié, en aout 2012, les résultats d'une consultation sur les pratiques de compensations de vingt-neuf Etats. Il apparaît que la compensation <text:span text:style-name="T108">est mise en œuvre dans une majorité d'Etats, mais n'est cependant pas universelle</text:span>. Elles est, <text:span text:style-name="T108">par exemple, </text:span>considérée comme un « droit à détruire la biodiversité » dans Etats pays comme le Kenya. Certains Etats ne disposent pas de la compétence technique nécessaire à sa mise en œuvre. <text:span text:style-name="T108">Dans les Etats où elles sont mises en œuvre, </text:span>les mesures <text:span text:style-name="T32">visant à restaurer ou recréer un milieu naturel en </text:span><text:soft-page-break/><text:span text:style-name="T32">contrepartie d’un dommage à la biodiversité </text:span><text:span text:style-name="T31">sont </text:span><text:span text:style-name="T34">souvent </text:span><text:span text:style-name="T31">marginales par rapport aux mesures concernant la pollution de l'eau, ou les nuisances sonores. </text:span><text:span text:style-name="T33">L'évaluation de l'efficacité de la compensation est mitigé</text:span><text:span text:style-name="T34">e</text:span><text:span text:style-name="T33"><text:note text:id="ftn16" text:note-class="footnote"><text:note-citation>16</text:note-citation><text:note-body><text:p text:style-name="Footnote"/></text:note-body></text:note></text:span><text:span text:style-name="T33">.</text:span></text:p>
      <text:p text:style-name="P59"/>
      <text:p text:style-name="P59"><text:span text:style-name="T89">La compensation environnementale prend la forme de trois différents mécanismes</text:span><text:span text:style-name="T89"><text:note text:id="ftn17" text:note-class="footnote"><text:note-citation>17</text:note-citation><text:note-body><text:p text:style-name="Footnote"/></text:note-body></text:note></text:span><text:span text:style-name="T89"> :</text:span></text:p>
      <text:list xml:id="list8224184436232124349" text:style-name="L1">
        <text:list-item>
          <text:p text:style-name="P77">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77">la mise en place d'une banque de compensation qui est en charge de la préservation ou de la restauration d'un site grâce à des <text:span text:style-name="T95">crédits</text:span> alloués par les opérateurs économiques afin de compenser les impacts de leurs projets ;</text:p>
        </text:list-item>
        <text:list-item>
          <text:p text:style-name="P77">la réalisation de mesures compensatoires individuelles par l'opérateur au titre de ses mesures compensatoires.</text:p>
        </text:list-item>
      </text:list>
      <text:p text:style-name="P82"><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 en Afrique.</text:p>
      <text:p text:style-name="P55">1. Les approches nord-américaines <text:span text:style-name="T109">et australiennes</text:span> <text:s/><text:span text:style-name="T100">fondées sur des banques </text:span>de compensation</text:p>
      <text:p text:style-name="P62"><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59"><text:tab/>Le système <text:s/><text:span text:style-name="T90">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text:span><text:soft-page-break/><text:span text:style-name="T90">portante. Les mesures compensatoires pour la protection des zones humides et des espèces, relevant du Clean Water Act (§404), sont pilotées au niveau fédéral mais leur mise en œuvre relève d'un niveau « régional »</text:span><text:span text:style-name="T90"><text:note text:id="ftn18" text:note-class="footnote"><text:note-citation>18</text:note-citation><text:note-body><text:p text:style-name="Footnote"><text:span text:style-name="T90"><text:s/>Le niveau régional se caractérise, par exemple, par l'existence de trente-huit districts du corps des Ingénieurs de l'Armée des États-Unis (« </text:span><text:span text:style-name="T47">US Army Corps of Engineers </text:span><text:span text:style-name="T14">»</text:span><text:span text:style-name="T90">) charger du contrôle des mesures compensatoires des impacts résiduels <text:s/>de projets sur les zones humides. </text:span><text:span text:style-name="T85">XXX P. </text:span><text:span text:style-name="T86">1</text:span><text:span text:style-name="T85">1.</text:span></text:p></text:note-body></text:note></text:span><text:span text:style-name="T90">. Dans le cadre de l'objectif « pas de perte nette » (« </text:span><text:span text:style-name="T48">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59"><text:tab/><text:span text:style-name="T94">En Australie, la mise en place des mesures compensatoires est réalisée au niveau des Etats. Les mesures compensatoires utilisent des mécanismes originaux. Le programme </text:span><text:span text:style-name="T51">Bushbroker</text:span><text:span text:style-name="T19"> dans l’État de Victoria, </text:span><text:span text:style-name="T20">par exemple,</text:span><text:span text:style-name="T19"> établie que les mesures compensatoires doivent permettre de réaliser un gain net de biodiversité (« </text:span><text:span text:style-name="T51">net gain </text:span><text:span text:style-name="T19">») pour la végétation native dans le cadre de projets entrainant le défrichement de végétation native. Les mesures compensatoires sont déterminées sur la base de la méthodologie « </text:span><text:span text:style-name="T51">Habitat hectares </text:span><text:span text:style-name="T19">» combinant la mesure de la superficie de la zone impactée et la qualité de la biodiversité établie sur la base des habitats d'espèces. </text:span></text:p>
      <text:p text:style-name="P59"><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ion environnementale.</text:span></text:p>
      <text:p text:style-name="P57"/>
      <text:p text:style-name="P50">2. <text:span text:style-name="T100">Le développement de mécanismes de compensation sectorielle en Amérique Latine, en Asie et en Europe</text:span></text:p>
      <text:p text:style-name="P59"><text:tab/>En Amérique Latine, <text:span text:style-name="T93">en Asie,</text:span> ainsi qu'en Europe la compensation environnementale s'inscrit principalement dans le cadre de l'étude d'impact environnementale. <text:span text:style-name="T91">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9">« Codigo forestal </text:span><text:span text:style-name="T17">»), les propriétaires sont te</text:span><text:soft-page-break/><text:span text:style-name="T17">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19" text:note-class="footnote"><text:note-citation>19</text:note-citation><text:note-body><text:p text:style-name="P9">p. 30</text:p></text:note-body></text:note></text:span><text:span text:style-name="T17">. </text:span></text:p>
      <text:p text:style-name="P59"><text:span text:style-name="T17"><text:tab/></text:span><text:span text:style-name="T18">E</text:span><text:span text:style-name="T90">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50">Eingriffsregelung</text:span><text:span text:style-name="T92"> »). La compensation environnementale couvre l'ensemble des projets impactant le patrimoine naturel, y compris les paysages</text:span><text:span text:style-name="T92"><text:note text:id="ftn20" text:note-class="footnote"><text:note-citation>20</text:note-citation><text:note-body><text:p text:style-name="Footnote">Darbi, M.; et al., <text:span text:style-name="T37">International Approaches to Compensation for Impacts on Biological Diversity</text:span>. Rapport final, <text:span text:style-name="T93">pp. 24-26.</text:span></text:p></text:note-body></text:note></text:span><text:span text:style-name="T92">. La valeur du biotope est pré-définie dans des listes au niveau des </text:span><text:span text:style-name="T50">l</text:span><text:span text:style-name="T52">anders</text:span><text:span text:style-name="T21">. Cette fixation publique de la valeur de la biodiversité différencie la valeur avant l'impact et la valeur prospective après l'impact environnemental.</text:span></text:p>
      <text:p text:style-name="P63"/>
      <text:p text:style-name="P54"><text:span text:style-name="T21">3. </text:span><text:span text:style-name="T1">L'émergence de la compensation environnementale en Afrique</text:span></text:p>
      <text:p text:style-name="P43"><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Il s'agit d'un système de compensation individuel.</text:p>
      <text:p text:style-name="P42"/>
      <text:p text:style-name="P42"><text:span text:style-name="T97">B</text:span><text:span text:style-name="T96">. Construction progressive d'un cadre juridique pour les mesures compensatoires</text:span></text:p>
      <text:p text:style-name="P44"/>
      <text:p text:style-name="P38"><text:tab/><text:span text:style-name="T109">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solide est solide depuis 2011. </text:span></text:p>
      <text:p text:style-name="P83"><text:soft-page-break/><text:tab/>Les mesures compensatoires sont principalement mises en œuvre individuellement par les porteurs de projet. Depuis 2008, la CDC Biodiversité, créée par la Caisse des dépôts et des consignation opère comme banque de compensation. CDC Biodiversité est un projet pilote qui vise à transposer le modèle de marché d'émission de gaz à effet de serre.</text:p>
      <text:p text:style-name="P37"/>
      <text:p text:style-name="P49">1. La prise en compte tardive et ineffective des mesures compensatoires dans les études d'impact environnementales</text:p>
      <text:p text:style-name="P45"/>
      <text:p text:style-name="P46"><text:span text:style-name="T68"><text:tab/></text:span><text:span text:style-name="T69">La loi n°76-629 relative à la protection de la Nature fait pourtant apparaître les mesures compensatoires dès 1976 </text:span><text:span text:style-name="T75">pour tous les « </text:span><text:span text:style-name="T79">travaux et projets d'aménagement qui sont entrepris par une collectivité publique ou qui nécessitent une autorisation ou une décision d'approbation ainsi que les documents d'urbanisme </text:span><text:span text:style-name="T78">»</text:span><text:span text:style-name="T69">. Elle d</text:span><text:span text:style-name="T76">ispos</text:span><text:span text:style-name="T77">e</text:span><text:span text:style-name="T76"> que l'étude d'impact mentionn</text:span><text:span text:style-name="T77">e</text:span><text:span text:style-name="T76"> les mesures pouvant supprimer ou réduire et si possible compenser les conséquence</text:span><text:span text:style-name="T77">s</text:span><text:span text:style-name="T76"> du projet pour l'environnement. </text:span><text:span text:style-name="T77">Elle n'instaure cependant pas d'obligation de mise en œuvre de la </text:span><text:span text:style-name="T76">compensation, </text:span><text:span text:style-name="T77">mais la seule mention dans l'étude d'impact</text:span><text:span text:style-name="T70"><text:note text:id="ftn21" text:note-class="footnote"><text:note-citation>21</text:note-citation><text:note-body><text:p text:style-name="P11">Loi n° 76-629 relative à la protection de la nature, Art. 2.</text:p><text:p text:style-name="P11"/></text:note-body></text:note></text:span><text:span text:style-name="T70">. </text:span></text:p>
      <text:p text:style-name="P46"><text:span text:style-name="T70"><text:tab/></text:span><text:span text:style-name="T71">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72">Le Décret n°77-1141 renvoie vers des arrêtés interministériels, qui ont été rarement pris, </text:span><text:span text:style-name="T74">la </text:span><text:span text:style-name="T73">précis</text:span><text:span text:style-name="T74">ion du contenu des mesures compensatoires</text:span><text:span text:style-name="T73"> </text:span><text:span text:style-name="T74">pour certaines catégories d'ouvrage</text:span><text:span text:style-name="T72">. </text:span></text:p>
      <text:p text:style-name="P34"><text:tab/><text:span text:style-name="T98">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98"><text:note text:id="ftn22" text:note-class="footnote"><text:note-citation>22</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37">Sciences Eaux et Territoires la revue d'Irstea</text:span><text:span text:style-name="T1">, Article hors-série numéro 9– 2013, p</text:span>. 2 </text:p></text:note-body></text:note></text:span><text:span text:style-name="T98">.</text:span></text:p>
      <text:p text:style-name="P34"><text:tab/></text:p>
      <text:p text:style-name="P48">2. La nouvelle impulsion <text:s/>issue du le Droit communautaire</text:p>
      <text:p text:style-name="P32"/>
      <text:p text:style-name="P32"><text:tab/><text:span text:style-name="T82">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text:span><text:soft-page-break/><text:span text:style-name="T82">du 11 avril 2001 modifie la section du Code de l'environnement relative aux sites Natura 2000 afin que « l</text:span><text:span text:style-name="T44">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3" text:note-class="footnote"><text:note-citation>23</text:note-citation><text:note-body><text:p text:style-name="P13"><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2"/></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3"/>
      <text:p text:style-name="P48">3. La consécration <text:span text:style-name="T110">réglementaire</text:span> des mesures compensatoires par le Grenelle de l'environnement</text:p>
      <text:p text:style-name="P75"/>
      <text:p text:style-name="P58"><text:tab/><text:span text:style-name="T81">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4" text:note-class="footnote"><text:note-citation>24</text:note-citation><text:note-body><text:p text:style-name="P21">Code de l'environnement, art. L 411-1 et 411-2.</text:p><text:p text:style-name="P21"/></text:note-body></text:note></text:span><text:span text:style-name="T7">, </text:span><text:span text:style-name="T8">pour </text:span><text:span text:style-name="T7">l’application des procédures de la loi sur l’eau</text:span><text:span text:style-name="T7"><text:note text:id="ftn25" text:note-class="footnote"><text:note-citation>25</text:note-citation><text:note-body><text:p text:style-name="P22">Code de l'environnement, art. <text:s/>R. 214-6.</text:p><text:p text:style-name="P22"/></text:note-body></text:note></text:span><text:span text:style-name="T7"> et </text:span><text:span text:style-name="T10">pour</text:span><text:span text:style-name="T7"> le</text:span><text:span text:style-name="T10">s projets de</text:span><text:span text:style-name="T7"> défrichement</text:span><text:span text:style-name="T7"><text:note text:id="ftn26" text:note-class="footnote"><text:note-citation>26</text:note-citation><text:note-body><text:p text:style-name="P21">Code forestier, art. 311-1 à 5.</text:p><text:p text:style-name="P21"/></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7" text:note-class="footnote"><text:note-citation>27</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7">Sciences Eaux et Territoires la revue d'Irstea</text:span><text:span text:style-name="T1">, Article hors-série numéro 9– 2013, p. </text:span><text:span text:style-name="T10">3.</text:span></text:p></text:note-body></text:note></text:span><text:span text:style-name="T10">.</text:span></text:p>
      <text:p text:style-name="P58"><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p>
      <text:p text:style-name="P60"><text:tab/><text:span text:style-name="T83">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text:span><text:soft-page-break/><text:span text:style-name="T83">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83"><text:note text:id="ftn28" text:note-class="footnote"><text:note-citation>28</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37">Sciences Eaux et Territoires la revue d'Irstea</text:span><text:span text:style-name="T1">, Article hors-série numéro 9– 2013, </text:span><text:span text:style-name="T29">p. </text:span><text:span text:style-name="T30">3.</text:span></text:p><text:p text:style-name="P23"/></text:note-body></text:note></text:span><text:span text:style-name="T83">.</text:span></text:p>
      <text:p text:style-name="P58"><text:tab/>Le processus actuel de simplification et de modernisation du Droit de l'environnement conduit à l'expérimentation d'une autorisation environnementale unique<text:note text:id="ftn29" text:note-class="footnote"><text:note-citation>29</text:note-citation><text:note-body><text:p text:style-name="P25">«<text:span text:style-name="T37">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9">In. </text:span><text:span text:style-name="T35">« Compenser les atteintes à la biodiversité : expériences internationales et enseignements pour la France », </text:span><text:span text:style-name="T58">Le point sur</text:span><text:span text:style-name="T35">, <text:s/>n°133 Commissariat général au développement durable</text:span><text:span text:style-name="T58">, </text:span><text:span text:style-name="T35">aout 2012, p. </text:span><text:span text:style-name="T36">2.</text:span></text:p><text:p text:style-name="Footnote"/></text:note-body></text:note>, intégrant plusieurs permis environnementaux, qui devrait améliorer la compensation des impacts des projets. Par ailleurs, la création d'une police unique de l'environnement<text:note text:id="ftn30" text:note-class="footnote"><text:note-citation>30</text:note-citation><text:note-body><text:p text:style-name="P7">créée par l’ordonnance n° 2012-34</text:p></text:note-body></text:note> devrait également permettre d'améliorer le contrôle de la réalité de la mise en œuvre de la compensation. <text:span text:style-name="T101">En effet, la compensation environnementale existe pour différentes procédures d'autorisation. Il convient dès lors de les associer ou de les conjuguer afin de parvenir à une gestion uniforme du milieu naturel impacté.</text:span></text:p>
      <text:p text:style-name="P58"/>
      <text:p text:style-name="P66">C. Cadre réglementaire de la compensation</text:p>
      <text:p text:style-name="P64"/>
      <text:p text:style-name="P65"><text:tab/><text:span text:style-name="T106">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80"><text:span text:style-name="T1"><text:tab/></text:span><text:span text:style-name="T26">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text:span><text:soft-page-break/><text:span text:style-name="T26">afin de préserver la biodiversité. La Doctrine nationale assigne l'objectif suivant aux mesures compensatoire : « </text:span><text:span text:style-name="T53">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6"> »</text:span><text:span text:style-name="T26"><text:note text:id="ftn31" text:note-class="footnote"><text:note-citation>31</text:note-citation><text:note-body><text:p text:style-name="P31"><text:span text:style-name="T84">Doctrine Nationale p.</text:span> 10.</text:p></text:note-body></text:note></text:span><text:span text:style-name="T26">.</text:span></text:p>
      <text:p text:style-name="P65"/>
      <text:p text:style-name="P56">1. Le cadre <text:span text:style-name="T110">commun</text:span> de la compensation</text:p>
      <text:p text:style-name="P72"><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51"><text:span text:style-name="T106">« </text:span><text:span text:style-name="T54">L</text:span><text:span text:style-name="T55">'étude d'impact présente [...] 7° Les mesures prévues par le pétitionnaire ou le maître de l'ouvrage pour :</text:span></text:p>
      <text:p text:style-name="P53">-éviter les effets négatifs notables du projet sur l'environnement ou la santé humaine et réduire les effets n'ayant pu être évités ;</text:p>
      <text:p text:style-name="P52"><text:span text:style-name="T37">-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67"><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61"><text:span text:style-name="T23"><text:tab/>Les mesures compensatoires figurent en outre dans le contenu </text:span><text:span text:style-name="T22">des documents d'aménagements ou travaux </text:span><text:span text:style-name="T25">déclarées ou </text:span><text:span text:style-name="T22">autorisées </text:span><text:span text:style-name="T25">au </text:span><text:span text:style-name="T22">itre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68"><text:soft-page-break/><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68"/>
      <text:p text:style-name="P56">2. L'application de règles spécifiques de compensation à des cas particuliers</text:p>
      <text:p text:style-name="P69"><text:tab/>Les mesures compensatoires font partie des mesures qui doivent être prises <text:span text:style-name="T37">a priori </text:span>dans le cadre des projets susceptibles d'affecter de significativement un site Natura 2000 dans le cadre de l'évaluation des incidences sur l'état de conservation des sites Natura 2000 prévue à l'article L. 214-4 du Code de l'environnement. <text:span text:style-name="T111">Cette procédure s'applique en plus d'autres procédures d'autorisation.</text:span></text:p>
      <text:p text:style-name="P71"><text:tab/>Les mesures compensatoires figurent également au titre des pièces des projets d'intérêt public majeurs provoquant la destruction d'espèces protégées ou de leur milieu d'accueil au titre des articles L. 411-1 et L. 411-2 du Code de l'environnement. <text:span text:style-name="T112">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 de compensation à mettre en œuvre et leur conséquence bénéfiques sur les espèces concernées.</text:span></text:p>
      <text:p text:style-name="P79"><text:span text:style-name="T111"><text:tab/>Dans le cadre de l</text:span>'article L. 311-4-2 du Code forestier, <text:span text:style-name="T111">les mesures compensatoires consistent en la subordination d</text:span>es autorisation<text:span text:style-name="T111">s</text:span> de défrichement <text:span text:style-name="T111">à « </text:span><text:span text:style-name="T57">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7">». La compensation fait donc apparaître la notion de ratio de remplacement.</text:span></text:p>
      <text:p text:style-name="P70"><text:span text:style-name="T111"><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37">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81"/>
      <text:p text:style-name="P81"/>
      <text:p text:style-name="P58"><text:soft-page-break/><text:tab/><text:span text:style-name="T101">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8"><text:tab/><text:span text:style-name="T102">Cet objectif est extrêmement ambitieux. S'il a été atteint, depuis 2009, les projets industriels ainsi que les projets d'infrastructure soumis à autorisation n'ont <text:s/>entraîné aucune perte nette en biodiversité. Un tel résultat apparaît, cependant, peu probable. </text:span></text:p>
      <text:p text:style-name="P60"><text:span text:style-name="T103"><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03"><text:note text:id="ftn32" text:note-class="footnote"><text:note-citation>32</text:note-citation><text:note-body><text:p text:style-name="P26"><text:span text:style-name="T1">« Utilisation du territoire en France métropolitaine »</text:span>. Agreste Primeur<text:span text:style-name="T1">, numéro 313, Juin 2014, p. 1.</text:span></text:p></text:note-body></text:note></text:span><text:span text:style-name="T103">. Dès lors, un problème quantitatif et qualitatif semble apparaître. </text:span></text:p>
      <text:p text:style-name="P73"><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p>
      <text:p text:style-name="P60"><text:tab/><text:span text:style-name="T104">Notre étude portera uniquement sur la compensation avant la mise en service des impacts de projets d'aménagements industriels et d'infrastructures.</text:span></text:p>
      <text:p text:style-name="P76"><text:tab/><text:span text:style-name="T105">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7T23:26:40.186157625</dc:date>
    <meta:editing-duration>P3DT15H59M35S</meta:editing-duration>
    <meta:editing-cycles>23</meta:editing-cycles>
    <meta:document-statistic meta:table-count="0" meta:image-count="0" meta:object-count="0" meta:page-count="12" meta:paragraph-count="95" meta:word-count="4926" meta:character-count="33007" meta:non-whitespace-character-count="28092"/>
  </office:meta>
</office:document-meta>
</file>